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52b3" officeooo:paragraph-rsid="000c52b3"/>
    </style:style>
    <style:style style:name="P2" style:family="paragraph" style:parent-style-name="Text_20_body">
      <style:text-properties officeooo:rsid="000f7cdb" officeooo:paragraph-rsid="000f7cdb"/>
    </style:style>
    <style:style style:name="P3" style:family="paragraph" style:parent-style-name="Text_20_body">
      <style:text-properties officeooo:rsid="001130f5" officeooo:paragraph-rsid="001130f5"/>
    </style:style>
    <style:style style:name="P4" style:family="paragraph" style:parent-style-name="Title">
      <style:text-properties officeooo:rsid="000c52b3" officeooo:paragraph-rsid="000c52b3"/>
    </style:style>
    <style:style style:name="T1" style:family="text">
      <style:text-properties officeooo:rsid="000db2db"/>
    </style:style>
    <style:style style:name="T2" style:family="text">
      <style:text-properties officeooo:rsid="000f7cdb"/>
    </style:style>
    <style:style style:name="T3" style:family="text">
      <style:text-properties officeooo:rsid="001130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ionalidades Terapee</text:p>
      <text:p text:style-name="P1"/>
      <text:h text:style-name="Heading_20_3" text:outline-level="3">Funções relacionadas ao agendamento <text:span text:style-name="T3">e gerenciamento</text:span>: </text:h>
      <text:p text:style-name="P1"><text:tab/>Possui uma interface intuitiva para que pacientes consigam marcar as suas consultas, podendo também deixar o sistema marcar várias datas automaticamente para consultas recorrentes. Do lado da clínica, o administrador consegue ver as agendas de todos os psicólogos, <text:span text:style-name="T1">e gerenciar manualmente as datas e horários das consultas, se achar necessário. </text:span><text:span text:style-name="T2">Lembretes de consultas próximas podem ser enviadas para o cliente via Whatsapp do Terapee [PREMIUM] ou do seu Whatsapp.</text:span></text:p>
      <text:p text:style-name="P1"><text:tab/>É<text:span text:style-name="T2"> possível cadastrar secretárias para gerenciar a logística dos agendamentos, além de cadastrar clientes para facilitar a organização da clínica. </text:span><text:span text:style-name="T3">Suporte ao cadastro de múltiplos psicólogos, dependendo do plano.</text:span></text:p>
      <text:h text:style-name="Heading_20_3" text:outline-level="3">Funções relacionadas à consulta:</text:h>
      <text:p text:style-name="P2"><text:tab/>Confirmação de presença do paciente, criação e edição de prontuários eletrônicos com suporte para anexo de arquivos</text:p>
      <text:h text:style-name="Heading_20_3" text:outline-level="3">Funções relacionadas aos pagamentos:</text:h>
      <text:p text:style-name="P3"><text:tab/>Emissão de cobranças, envio de lembretes para pagamento aos clientes, e emissão de recibos via PDF [COMING SOON] e NF-E (nota fiscal eletrônica)</text:p>
      <text:p text:style-name="P3"><text:tab/>Acompanhamento de quem pagou ou não, contabilização em tempo real de dinheiro recebido e pend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5:08:17.304357636</meta:creation-date>
    <dc:date>2025-09-30T15:47:33.083011813</dc:date>
    <meta:editing-duration>PT8M41S</meta:editing-duration>
    <meta:editing-cycles>1</meta:editing-cycles>
    <meta:document-statistic meta:table-count="0" meta:image-count="0" meta:object-count="0" meta:page-count="1" meta:paragraph-count="9" meta:word-count="169" meta:character-count="1181" meta:non-whitespace-character-count="1015"/>
    <meta:generator>LibreOffice/7.3.7.2$Linux_X86_64 LibreOffice_project/30$Build-2</meta:generator>
  </office:meta>
</office:document-meta>
</file>